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 qui a été fait :</text:p>
      <text:p text:style-name="Standard"/>
      <text:p text:style-name="Standard">opencv :</text:p>
      <text:p text:style-name="Standard">utilisation d'openCV</text:p>
      <text:p text:style-name="Standard"/>
      <text:p text:style-name="P1">pour detecteur et descripteurs de poi :</text:p>
      <text:p text:style-name="Standard"/>
      <text:p text:style-name="Standard">utilisation de la fonction smurf (mpi.cpp) codé par Crouzil</text:p>
      <text:p text:style-name="Standard">codage d'un détecteur de Harris avec cornerHarris</text:p>
      <text:p text:style-name="Standard"/>
      <text:p text:style-name="Standard">codage d'un comparateur sift utilisant détecteur et extracteur sift avec BruteForce </text:p>
      <text:p text:style-name="Standard">codage d'une fonction utilisant un détecteur de Shi-Tomasi (goodFeaturesToTrack et soit Harris soit cornermineigen en détecteur au choix)</text:p>
      <text:p text:style-name="Standard"/>
      <text:p text:style-name="P1">pour detecteur et descripteurs de contours :</text:p>
      <text:p text:style-name="Standard"/>
      <text:p text:style-name="Standard">codage d'un détecteur de Canny(fonction Canny)</text:p>
      <text:p text:style-name="Standard">détecteur de Sobel(fonction Sobel)</text:p>
      <text:p text:style-name="Standard">fonction appliquant betement un filtre sur une image (ici <text:s/>Sobel et Prewitt) sans faire de descripteurs</text:p>
      <text:p text:style-name="Standard"/>
      <text:p text:style-name="Standard"/>
      <text:p text:style-name="Standard">matlab :</text:p>
      <text:p text:style-name="Standard"/>
      <text:p text:style-name="Standard"/>
      <text:p text:style-name="Standard"/>
      <text:p text:style-name="Standard"/>
      <text:p text:style-name="Standard"/>
      <text:p text:style-name="Standard">ce qui reste à faire :</text:p>
      <text:p text:style-name="Standard"/>
      <text:p text:style-name="Standard">Voir ce qui pourait être utilisé à la place de BruteForce</text:p>
      <text:p text:style-name="Standard">Améliorer l'interface (utiliser une trackbar ou on affiche les meilleurs points)</text:p>
      <text:p text:style-name="Standard">comment comparer deux images avec descripteur de contours ? Quelles sont les descripteurs de contours ? Y-en-a-t'il ? Est-ce efficace ?</text:p>
      <text:p text:style-name="Standard">Utiliser Susan avec en descripteur pour comparer deux ima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3-11-07T11:00:03</meta:creation-date>
    <dc:date>2013-11-07T19:26:06</dc:date>
    <dc:creator>Daniel Veysseire</dc:creator>
    <meta:editing-duration>PT2H33M22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1" meta:paragraph-count="18" meta:word-count="155" meta:character-count="1004" meta:non-whitespace-character-count="865"/>
  </office:meta>
</office:document-meta>
</file>